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3" draw:id="id3" draw:layer="layout" svg:width="2.204cm" svg:height="1.115cm" svg:x="1.4cm" svg:y="2.9cm">
          <draw:text-box>
            <text:p text:style-name="P1"><text:span text:style-name="T1">natural</text:span></text:p>
            <text:p text:style-name="P1"><text:span text:style-name="T1">resources</text:span></text:p>
          </draw:text-box>
        </draw:frame>
        <draw:frame draw:style-name="gr1" draw:text-style-name="P2" xml:id="id1" draw:id="id1" draw:layer="layout" svg:width="1.882cm" svg:height="0.683cm" svg:x="5.818cm" svg:y="2.117cm">
          <draw:text-box>
            <text:p text:style-name="P1"><text:span text:style-name="T1">humans</text:span></text:p>
          </draw:text-box>
        </draw:frame>
        <draw:frame draw:style-name="gr1" draw:text-style-name="P2" xml:id="id18" draw:id="id18" draw:layer="layout" svg:width="2.013cm" svg:height="0.683cm" svg:x="9.3cm" svg:y="5.4cm">
          <draw:text-box>
            <text:p text:style-name="P1"><text:span text:style-name="T1">research</text:span></text:p>
          </draw:text-box>
        </draw:frame>
        <draw:frame draw:style-name="gr1" draw:text-style-name="P2" xml:id="id27" draw:id="id27" draw:layer="layout" svg:width="2.056cm" svg:height="0.683cm" svg:x="11.5cm" svg:y="2.717cm">
          <draw:text-box>
            <text:p text:style-name="P1"><text:span text:style-name="T1">medicine</text:span></text:p>
          </draw:text-box>
        </draw:frame>
        <draw:frame draw:style-name="gr1" draw:text-style-name="P2" xml:id="id5" draw:id="id5" draw:layer="layout" svg:width="1.687cm" svg:height="0.683cm" svg:x="1.8cm" svg:y="6.817cm">
          <draw:text-box>
            <text:p text:style-name="P1"><text:span text:style-name="T1">energy</text:span></text:p>
          </draw:text-box>
        </draw:frame>
        <draw:frame draw:style-name="gr1" draw:text-style-name="P2" xml:id="id11" draw:id="id11" draw:layer="layout" svg:width="1.861cm" svg:height="0.683cm" svg:x="4.839cm" svg:y="6.217cm">
          <draw:text-box>
            <text:p text:style-name="P1"><text:span text:style-name="T1">habitats</text:span></text:p>
          </draw:text-box>
        </draw:frame>
        <draw:frame draw:style-name="gr1" draw:text-style-name="P2" xml:id="id15" draw:id="id15" draw:layer="layout" svg:width="2.703cm" svg:height="0.683cm" svg:x="11.597cm" svg:y="7.085cm">
          <draw:text-box>
            <text:p text:style-name="P1"><text:span text:style-name="T1">conservation</text:span></text:p>
          </draw:text-box>
        </draw:frame>
        <draw:frame draw:style-name="gr1" draw:text-style-name="P2" xml:id="id24" draw:id="id24" draw:layer="layout" svg:width="1.666cm" svg:height="0.683cm" svg:x="15cm" svg:y="4.717cm">
          <draw:text-box>
            <text:p text:style-name="P1"><text:span text:style-name="T1">forests</text:span></text:p>
          </draw:text-box>
        </draw:frame>
        <draw:frame draw:style-name="gr1" draw:text-style-name="P2" xml:id="id7" draw:id="id7" draw:layer="layout" svg:width="1.514cm" svg:height="0.683cm" svg:x="4.9cm" svg:y="10.2cm">
          <draw:text-box>
            <text:p text:style-name="P1"><text:span text:style-name="T1">waste</text:span></text:p>
          </draw:text-box>
        </draw:frame>
        <draw:frame draw:style-name="gr1" draw:text-style-name="P2" xml:id="id9" draw:id="id9" draw:layer="layout" svg:width="2.377cm" svg:height="0.683cm" svg:x="8.8cm" svg:y="13.417cm">
          <draw:text-box>
            <text:p text:style-name="P1"><text:span text:style-name="T1">technology</text:span></text:p>
          </draw:text-box>
        </draw:frame>
        <draw:frame draw:style-name="gr1" draw:text-style-name="P2" xml:id="id20" draw:id="id20" draw:layer="layout" svg:width="2.572cm" svg:height="1.115cm" svg:x="11.6cm" svg:y="11.085cm">
          <draw:text-box>
            <text:p text:style-name="P1"><text:span text:style-name="T1">endangered</text:span></text:p>
            <text:p text:style-name="P1"><text:span text:style-name="T1">species</text:span></text:p>
          </draw:text-box>
        </draw:frame>
        <draw:frame draw:style-name="gr1" draw:text-style-name="P2" xml:id="id23" draw:id="id23" draw:layer="layout" svg:width="1.84cm" svg:height="0.683cm" svg:x="16.96cm" svg:y="8.6cm">
          <draw:text-box>
            <text:p text:style-name="P1"><text:span text:style-name="T1">animals</text:span></text:p>
          </draw:text-box>
        </draw:frame>
        <draw:frame draw:style-name="gr1" draw:text-style-name="P2" xml:id="id14" draw:id="id14" draw:layer="layout" svg:width="1.946cm" svg:height="0.683cm" svg:x="9cm" svg:y="9.5cm">
          <draw:text-box>
            <text:p text:style-name="P1"><text:span text:style-name="T1">pollution</text:span></text:p>
          </draw:text-box>
        </draw:frame>
        <draw:custom-shape draw:style-name="gr2" draw:text-style-name="P3" xml:id="id2" draw:id="id2" draw:layer="layout" svg:width="1.8cm" svg:height="0.9cm" svg:x="3.6cm" svg:y="2cm">
          <text:p text:style-name="P1"><text:span text:style-name="T2">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5.818cm" svg:y1="2.458cm" svg:x2="5.4cm" svg:y2="2.45cm" draw:start-shape="id1" draw:start-glue-point="3" draw:end-shape="id2" draw:end-glue-point="10" svg:d="m5818 2458c-312 0-103-8-418-8" svg:viewBox="0 0 419 9">
          <text:p/>
        </draw:connector>
        <draw:connector draw:style-name="gr4" draw:text-style-name="P1" draw:layer="layout" draw:type="curve" svg:x1="3.6cm" svg:y1="2.45cm" svg:x2="2.502cm" svg:y2="2.9cm" draw:start-shape="id2" draw:start-glue-point="6" draw:end-shape="id3" draw:end-glue-point="0" svg:d="m3600 2450c-732 0-1098 150-1098 450" svg:viewBox="0 0 1099 451">
          <text:p/>
        </draw:connector>
        <draw:custom-shape draw:style-name="gr2" draw:text-style-name="P3" xml:id="id4" draw:id="id4" draw:layer="layout" svg:width="1.8cm" svg:height="0.9cm" svg:x="1.9cm" svg:y="4.7cm">
          <text:p text:style-name="P1"><text:span text:style-name="T2">cre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2.8cm" svg:y1="5.6cm" svg:x2="2.643cm" svg:y2="6.817cm" draw:start-shape="id4" draw:start-glue-point="8" draw:end-shape="id5" draw:end-glue-point="0" svg:d="m2800 5600c0 913-157 305-157 1217" svg:viewBox="0 0 158 1218">
          <text:p/>
        </draw:connector>
        <draw:connector draw:style-name="gr3" draw:text-style-name="P1" draw:layer="layout" draw:type="curve" svg:x1="2.8cm" svg:y1="4.7cm" svg:x2="2.502cm" svg:y2="4.015cm" draw:start-shape="id4" draw:start-glue-point="4" draw:end-shape="id3" draw:end-glue-point="2" svg:d="m2800 4700c0-513-298-171-298-685" svg:viewBox="0 0 299 686">
          <text:p/>
        </draw:connector>
        <draw:custom-shape draw:style-name="gr2" draw:text-style-name="P3" xml:id="id6" draw:id="id6" draw:layer="layout" svg:width="1.8cm" svg:height="0.9cm" svg:x="3cm" svg:y="8.7cm">
          <text:p text:style-name="P1"><text:span text:style-name="T2">cre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3.9cm" svg:y1="9.6cm" svg:x2="4.9cm" svg:y2="10.541cm" draw:start-shape="id6" draw:start-glue-point="8" draw:end-shape="id7" draw:end-glue-point="3" svg:d="m3900 9600c0 628 333 941 1000 941" svg:viewBox="0 0 1001 942">
          <text:p/>
        </draw:connector>
        <draw:connector draw:style-name="gr5" draw:text-style-name="P1" draw:layer="layout" draw:type="curve" svg:x1="3.9cm" svg:y1="8.7cm" svg:x2="3.487cm" svg:y2="7.158cm" draw:start-shape="id6" draw:start-glue-point="4" draw:end-shape="id5" draw:end-glue-point="1" svg:d="m3900 8700c0-900 44-750 128-910s210-632-541-632" svg:viewBox="0 0 606 1543">
          <text:p/>
        </draw:connector>
        <draw:custom-shape draw:style-name="gr2" draw:text-style-name="P3" xml:id="id8" draw:id="id8" draw:layer="layout" svg:width="1.8cm" svg:height="0.9cm" svg:x="6.1cm" svg:y="11.8cm">
          <text:p text:style-name="P1"><text:span text:style-name="T2">leads 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6.1cm" svg:y1="12.25cm" svg:x2="5.657cm" svg:y2="10.883cm" draw:start-shape="id8" draw:start-glue-point="6" draw:end-shape="id7" draw:end-glue-point="2" svg:d="m6100 12250c-296 0-443-455-443-1367" svg:viewBox="0 0 444 1368">
          <text:p/>
        </draw:connector>
        <draw:connector draw:style-name="gr3" draw:text-style-name="P1" draw:layer="layout" draw:type="curve" svg:x1="7.9cm" svg:y1="12.25cm" svg:x2="9.988cm" svg:y2="13.417cm" draw:start-shape="id8" draw:start-glue-point="10" draw:end-shape="id9" draw:end-glue-point="0" svg:d="m7900 12250c1392 0 2088 389 2088 1167" svg:viewBox="0 0 2089 1168">
          <text:p/>
        </draw:connector>
        <draw:custom-shape draw:style-name="gr2" draw:text-style-name="P3" xml:id="id10" draw:id="id10" draw:layer="layout" svg:width="1.8cm" svg:height="0.9cm" svg:x="6.2cm" svg:y="8.517cm">
          <text:p text:style-name="P1"><text:span text:style-name="T2">destroy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6.414cm" svg:y1="10.541cm" svg:x2="7.1cm" svg:y2="9.417cm" draw:start-shape="id7" draw:start-glue-point="1" draw:end-shape="id10" draw:end-glue-point="8" svg:d="m6414 10541c458 0 686-374 686-1124" svg:viewBox="0 0 687 1125">
          <text:p/>
        </draw:connector>
        <draw:connector draw:style-name="gr4" draw:text-style-name="P1" draw:layer="layout" draw:type="curve" svg:x1="7.1cm" svg:y1="8.517cm" svg:x2="5.769cm" svg:y2="6.9cm" draw:start-shape="id10" draw:start-glue-point="4" draw:end-shape="id11" draw:end-glue-point="2" svg:d="m7100 8517c0-1212-1331-404-1331-1617" svg:viewBox="0 0 1332 1618">
          <text:p/>
        </draw:connector>
        <draw:custom-shape draw:style-name="gr2" draw:text-style-name="P3" xml:id="id12" draw:id="id12" draw:layer="layout" svg:width="1.8cm" svg:height="0.9cm" svg:x="4.4cm" svg:y="13.3cm">
          <text:p text:style-name="P1"><text:span text:style-name="T2">needed f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6.2cm" svg:y1="13.75cm" svg:x2="8.8cm" svg:y2="13.758cm" draw:start-shape="id12" draw:start-glue-point="10" draw:end-shape="id9" draw:end-glue-point="3" svg:d="m6200 13750c1951 0 652 8 2600 8" svg:viewBox="0 0 2601 9">
          <text:p/>
        </draw:connector>
        <draw:connector draw:style-name="gr3" draw:text-style-name="P1" draw:layer="layout" draw:type="curve" svg:x1="2.643cm" svg:y1="7.5cm" svg:x2="4.4cm" svg:y2="13.75cm" draw:start-shape="id5" draw:end-shape="id12" draw:end-glue-point="6" svg:d="m2643 7500c0 4167 585 6250 1757 6250" svg:viewBox="0 0 1758 6251">
          <text:p/>
        </draw:connector>
        <draw:custom-shape draw:style-name="gr2" draw:text-style-name="P3" xml:id="id13" draw:id="id13" draw:layer="layout" svg:width="1.8cm" svg:height="0.9cm" svg:x="9.1cm" svg:y="11.217cm">
          <text:p text:style-name="P1"><text:span text:style-name="T2">cre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988cm" svg:y1="13.417cm" svg:x2="10cm" svg:y2="12.117cm" draw:start-shape="id9" draw:start-glue-point="0" draw:end-shape="id13" draw:end-glue-point="8" svg:d="m9988 13417c0-973 12-324 12-1300" svg:viewBox="0 0 13 1301">
          <text:p/>
        </draw:connector>
        <draw:connector draw:style-name="gr4" draw:text-style-name="P1" draw:layer="layout" draw:type="curve" svg:x1="10cm" svg:y1="11.217cm" svg:x2="9.973cm" svg:y2="10.183cm" draw:start-shape="id13" draw:start-glue-point="4" draw:end-shape="id14" draw:end-glue-point="2" svg:d="m10000 11217c0-775-27-259-27-1034" svg:viewBox="0 0 28 1035">
          <text:p/>
        </draw:connector>
        <draw:connector draw:style-name="gr3" draw:text-style-name="P1" draw:layer="layout" draw:type="curve" svg:x1="9cm" svg:y1="9.841cm" svg:x2="7.737cm" svg:y2="9.286cm" draw:start-shape="id14" draw:start-glue-point="3" draw:end-shape="id10" draw:end-glue-point="9" svg:d="m9000 9841c-842 0-1263-185-1263-555" svg:viewBox="0 0 1264 556">
          <text:p/>
        </draw:connector>
        <draw:custom-shape draw:style-name="gr2" draw:text-style-name="P3" xml:id="id16" draw:id="id16" draw:layer="layout" svg:width="1.8cm" svg:height="0.9cm" svg:x="8.5cm" svg:y="6.9cm">
          <text:p text:style-name="P1"><text:span text:style-name="T2">sav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1.597cm" svg:y1="7.426cm" svg:x2="10.3cm" svg:y2="7.35cm" draw:start-shape="id15" draw:start-glue-point="3" draw:end-shape="id16" draw:end-glue-point="10" svg:d="m11597 7426c-972 0-324-76-1297-76" svg:viewBox="0 0 1298 77">
          <text:p/>
        </draw:connector>
        <draw:connector draw:style-name="gr4" draw:text-style-name="P1" draw:layer="layout" draw:type="curve" svg:x1="8.5cm" svg:y1="7.35cm" svg:x2="6.7cm" svg:y2="6.558cm" draw:start-shape="id16" draw:start-glue-point="6" draw:end-shape="id11" draw:end-glue-point="1" svg:d="m8500 7350c-1350 0-450-792-1800-792" svg:viewBox="0 0 1801 793">
          <text:p/>
        </draw:connector>
        <draw:custom-shape draw:style-name="gr2" draw:text-style-name="P3" xml:id="id17" draw:id="id17" draw:layer="layout" svg:width="1.8cm" svg:height="0.9cm" svg:x="12.1cm" svg:y="5.3cm">
          <text:p text:style-name="P1"><text:span text:style-name="T2">suppor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3cm" svg:y1="6.2cm" svg:x2="12.948cm" svg:y2="7.085cm" draw:start-shape="id17" draw:start-glue-point="8" draw:end-shape="id15" draw:end-glue-point="0" svg:d="m13000 6200c0 664-52 222-52 885" svg:viewBox="0 0 53 886">
          <text:p/>
        </draw:connector>
        <draw:connector draw:style-name="gr3" draw:text-style-name="P1" draw:layer="layout" draw:type="curve" svg:x1="11.313cm" svg:y1="5.741cm" svg:x2="12.1cm" svg:y2="5.75cm" draw:start-shape="id18" draw:start-glue-point="1" draw:end-shape="id17" draw:end-glue-point="6" svg:d="m11313 5741c591 0 198 9 787 9" svg:viewBox="0 0 788 10">
          <text:p/>
        </draw:connector>
        <draw:custom-shape draw:style-name="gr2" draw:text-style-name="P3" xml:id="id19" draw:id="id19" draw:layer="layout" svg:width="1.8cm" svg:height="0.9cm" svg:x="11.4cm" svg:y="8.685cm">
          <text:p text:style-name="P1"><text:span text:style-name="T2">protec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2.948cm" svg:y1="7.768cm" svg:x2="12.3cm" svg:y2="8.685cm" draw:start-shape="id15" draw:start-glue-point="2" draw:end-shape="id19" draw:end-glue-point="4" svg:d="m12948 7768c0 688-648 230-648 917" svg:viewBox="0 0 649 918">
          <text:p/>
        </draw:connector>
        <draw:connector draw:style-name="gr4" draw:text-style-name="P1" draw:layer="layout" draw:type="curve" svg:x1="12.3cm" svg:y1="9.585cm" svg:x2="12.886cm" svg:y2="11.085cm" draw:start-shape="id19" draw:start-glue-point="8" draw:end-shape="id20" draw:end-glue-point="0" svg:d="m12300 9585c0 1126 586 377 586 1500" svg:viewBox="0 0 587 1501">
          <text:p/>
        </draw:connector>
        <draw:custom-shape draw:style-name="gr2" draw:text-style-name="P3" xml:id="id21" draw:id="id21" draw:layer="layout" svg:width="1.8cm" svg:height="0.9cm" svg:x="14cm" svg:y="8.4cm">
          <text:p text:style-name="P1"><text:span text:style-name="T2">ho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4.9cm" svg:y1="9.3cm" svg:x2="12.886cm" svg:y2="11.085cm" draw:start-shape="id21" draw:start-glue-point="8" draw:end-shape="id20" draw:end-glue-point="0" svg:d="m14900 9300c0 1339-2014 447-2014 1785" svg:viewBox="0 0 2015 1786">
          <text:p/>
        </draw:connector>
        <draw:custom-shape draw:style-name="gr2" draw:text-style-name="P3" xml:id="id22" draw:id="id22" draw:layer="layout" svg:width="1.8cm" svg:height="0.9cm" svg:x="15.5cm" svg:y="10.7cm">
          <text:p text:style-name="P1"><text:span text:style-name="T2">which</text:span></text:p>
          <text:p text:style-name="P1"><text:span text:style-name="T2">can 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5.5cm" svg:y1="11.15cm" svg:x2="14.172cm" svg:y2="11.642cm" draw:start-shape="id22" draw:start-glue-point="6" draw:end-shape="id20" draw:end-glue-point="1" svg:d="m15500 11150c-996 0-332 492-1328 492" svg:viewBox="0 0 1329 493">
          <text:p/>
        </draw:connector>
        <draw:connector draw:style-name="gr3" draw:text-style-name="P1" draw:layer="layout" draw:type="curve" svg:x1="17.88cm" svg:y1="9.283cm" svg:x2="17.3cm" svg:y2="11.15cm" draw:start-shape="id23" draw:end-shape="id22" draw:end-glue-point="10" svg:d="m17880 9283c0 1245-193 1867-580 1867" svg:viewBox="0 0 581 1868">
          <text:p/>
        </draw:connector>
        <draw:connector draw:style-name="gr3" draw:text-style-name="P1" draw:layer="layout" draw:type="curve" svg:x1="15.833cm" svg:y1="5.4cm" svg:x2="14.9cm" svg:y2="8.4cm" draw:start-shape="id24" draw:start-glue-point="2" draw:end-shape="id21" draw:end-glue-point="4" svg:d="m15833 5400c0 2250-933 750-933 3000" svg:viewBox="0 0 934 3001">
          <text:p/>
        </draw:connector>
        <draw:custom-shape draw:style-name="gr2" draw:text-style-name="P3" xml:id="id25" draw:id="id25" draw:layer="layout" svg:width="1.8cm" svg:height="0.9cm" svg:x="16.9cm" svg:y="6.3cm">
          <text:p text:style-name="P1"><text:span text:style-name="T2">live 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7.88cm" svg:y1="8.6cm" svg:x2="17.8cm" svg:y2="7.2cm" draw:start-shape="id23" draw:start-glue-point="0" draw:end-shape="id25" draw:end-glue-point="8" svg:d="m17880 8600c0-1048-80-349-80-1400" svg:viewBox="0 0 81 1401">
          <text:p/>
        </draw:connector>
        <draw:connector draw:style-name="gr4" draw:text-style-name="P1" draw:layer="layout" draw:type="curve" svg:x1="17.8cm" svg:y1="6.3cm" svg:x2="16.666cm" svg:y2="5.058cm" draw:start-shape="id25" draw:start-glue-point="4" draw:end-shape="id24" draw:end-glue-point="1" svg:d="m17800 6300c0-828-378-1242-1134-1242" svg:viewBox="0 0 1135 1243">
          <text:p/>
        </draw:connector>
        <draw:custom-shape draw:style-name="gr2" draw:text-style-name="P3" xml:id="id26" draw:id="id26" draw:layer="layout" svg:width="1.8cm" svg:height="0.9cm" svg:x="14.9cm" svg:y="2.8cm">
          <text:p text:style-name="P1"><text:span text:style-name="T2">can</text:span></text:p>
          <text:p text:style-name="P1"><text:span text:style-name="T2">provi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4.9cm" svg:y1="3.25cm" svg:x2="13.556cm" svg:y2="3.058cm" draw:start-shape="id26" draw:start-glue-point="6" draw:end-shape="id27" draw:end-glue-point="1" svg:d="m14900 3250c-1008 0-336-192-1344-192" svg:viewBox="0 0 1345 193">
          <text:p/>
        </draw:connector>
        <draw:connector draw:style-name="gr3" draw:text-style-name="P1" draw:layer="layout" draw:type="curve" svg:x1="15.833cm" svg:y1="4.717cm" svg:x2="15.8cm" svg:y2="3.7cm" draw:start-shape="id24" draw:start-glue-point="0" draw:end-shape="id26" draw:end-glue-point="8" svg:d="m15833 4717c0-762-33-254-33-1017" svg:viewBox="0 0 34 1018">
          <text:p/>
        </draw:connector>
        <draw:custom-shape draw:style-name="gr2" draw:text-style-name="P3" xml:id="id28" draw:id="id28" draw:layer="layout" svg:width="1.8cm" svg:height="0.9cm" svg:x="8.9cm" svg:y="2.1cm">
          <text:p text:style-name="P1"><text:span text:style-name="T2">hel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1.5cm" svg:y1="3.058cm" svg:x2="10.7cm" svg:y2="2.55cm" draw:start-shape="id27" draw:start-glue-point="3" draw:end-shape="id28" draw:end-glue-point="10" svg:d="m11500 3058c-598 0-199-508-800-508" svg:viewBox="0 0 801 509">
          <text:p/>
        </draw:connector>
        <draw:connector draw:style-name="gr4" draw:text-style-name="P1" draw:layer="layout" draw:type="curve" svg:x1="8.9cm" svg:y1="2.55cm" svg:x2="7.7cm" svg:y2="2.458cm" draw:start-shape="id28" draw:start-glue-point="6" draw:end-shape="id1" draw:end-glue-point="1" svg:d="m8900 2550c-900 0-300-92-1200-92" svg:viewBox="0 0 1201 93">
          <text:p/>
        </draw:connector>
        <draw:custom-shape draw:style-name="gr2" draw:text-style-name="P3" xml:id="id29" draw:id="id29" draw:layer="layout" svg:width="1.8cm" svg:height="0.9cm" svg:x="7.4cm" svg:y="4.3cm">
          <text:p text:style-name="P1"><text:span text:style-name="T2">condu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8.3cm" svg:y1="5.2cm" svg:x2="9.3cm" svg:y2="5.741cm" draw:start-shape="id29" draw:start-glue-point="8" draw:end-shape="id18" draw:end-glue-point="3" svg:d="m8300 5200c0 361 333 541 1000 541" svg:viewBox="0 0 1001 542">
          <text:p/>
        </draw:connector>
        <draw:connector draw:style-name="gr3" draw:text-style-name="P1" draw:layer="layout" draw:type="curve" svg:x1="6.759cm" svg:y1="2.8cm" svg:x2="8.3cm" svg:y2="4.3cm" draw:start-shape="id1" draw:end-shape="id29" svg:d="m6759 2800c0 1125 1541 375 1541 1500" svg:viewBox="0 0 1542 1501">
          <text:p/>
        </draw:connector>
        <draw:custom-shape draw:style-name="gr2" draw:text-style-name="P3" xml:id="id30" draw:id="id30" draw:layer="layout" svg:width="1.8cm" svg:height="0.9cm" svg:x="4.9cm" svg:y="4.4cm">
          <text:p text:style-name="P1"><text:span text:style-name="T2">nouri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5.769cm" svg:y1="6.217cm" svg:x2="5.8cm" svg:y2="5.3cm" draw:start-shape="id11" draw:start-glue-point="0" draw:end-shape="id30" draw:end-glue-point="8" svg:d="m5769 6217c0-687 31-229 31-917" svg:viewBox="0 0 32 918">
          <text:p/>
        </draw:connector>
        <draw:connector draw:style-name="gr4" draw:text-style-name="P1" draw:layer="layout" draw:type="curve" svg:x1="5.8cm" svg:y1="4.4cm" svg:x2="6.759cm" svg:y2="2.8cm" draw:start-shape="id30" draw:start-glue-point="4" draw:end-shape="id1" draw:end-glue-point="2" svg:d="m5800 4400c0-1200 959-400 959-1600" svg:viewBox="0 0 960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9T11:44:46</meta:creation-date>
    <dc:date>2014-01-09T13:36:08</dc:date>
    <meta:editing-duration>PT6M51S</meta:editing-duration>
    <meta:editing-cycles>2</meta:editing-cycles>
    <meta:generator>LibreOffice/4.0.4.2$MacOSX_x86 LibreOffice_project/9e9821abd0ffdbc09cd8c52eaa574fa09eb08f2</meta:generator>
    <meta:document-statistic meta:object-count="65"/>
  </office:meta>
</office:document-meta>
</file>